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lPluginAdmin</text:span></text:p>
      <text:p text:style-name="P1"><text:span text:style-name="T1"/></text:p>
      <text:p text:style-name="P1"><text:span text:style-name="T2">Table of Contents</text:span><text:span text:style-name="T3"/></text:p>
      <text:list text:style-name="L2">
        <text:list-item>
          <text:p text:style-name="P2"><text:span text:style-name="T3">First Steps</text:span></text:p>
        </text:list-item>
        <text:list-item>
          <text:p text:style-name="P2"><text:span text:style-name="T3">Menu Explained</text:span></text:p>
        </text:list-item>
        <text:list-item>
          <text:p text:style-name="P2"><text:span text:style-name="T3">Security</text:span></text:p>
        </text:list-item>
        <text:list-item>
          <text:p text:style-name="P2"><text:span text:style-name="T3">Your own gitlab repository</text:span></text:p>
        </text:list-item>
      </text:list>
      <text:p text:style-name="P3"><text:span text:style-name="T3"/></text:p>
      <text:p text:style-name="P3"><text:span text:style-name="T4">First Steps</text:span><text:span text:style-name="T5"/></text:p>
      <text:p text:style-name="P3"><text:span text:style-name="T5">1) download the source via git clone to your webspace, close to an ilias installation.</text:span></text:p>
      <text:p text:style-name="P3"><text:span text:style-name="T5">eg:</text:span></text:p>
      <text:p text:style-name="P3"><text:span text:style-name="T5">/srv/www/ilias<text:s text:c="30"/>&lt;= your ilias-installation</text:span></text:p>
      <text:p text:style-name="P3"><text:span text:style-name="T5">/srv/www/Ilias-PluginAdmin<text:s text:c="3"/>&lt;= this repo</text:span></text:p>
      <text:p text:style-name="P3"><text:span text:style-name="T5"/></text:p>
      <text:p text:style-name="P3"><text:span text:style-name="T5">2) point the tool to the ilias-Installation</text:span></text:p>
      <text:p text:style-name="P3"><text:span text:style-name="T5">edit index.php, change line 2 to where your ilias resides. in this case its</text:span></text:p>
      <text:p text:style-name="P3"><text:span text:style-name="T5">define( 'ILIAS_FS_PATH', __DIR__ . '/../</text:span><text:span text:style-name="T6">ilias</text:span><text:span text:style-name="T7">' );</text:span></text:p>
      <text:p text:style-name="P3"><text:span text:style-name="T7"/></text:p>
      <text:p text:style-name="P3"><text:span text:style-name="T7">3) do the steps in "info"</text:span></text:p>
      <text:p text:style-name="P3"><text:span text:style-name="T7"/></text:p>
      <text:p text:style-name="P3"><text:span text:style-name="T8">Menu explained</text:span><text:span text:style-name="T9"/></text:p>
      <text:p text:style-name="P3"><text:span text:style-name="T10">Info</text:span><text:span text:style-name="T11"><text:s/></text:span></text:p>
      <text:p text:style-name="P3"><text:span text:style-name="T11">shows some information on the ilias itself and also the commands to store a git password for the webserver-user.</text:span></text:p>
      <text:p text:style-name="P3"><text:span text:style-name="T12"/></text:p>
      <text:p text:style-name="P3"><text:span text:style-name="T12">Console</text:span><text:span text:style-name="T13"><text:s/></text:span></text:p>
      <text:p text:style-name="P3"><text:span text:style-name="T13">shows all plugins and skins and options for common commands on the various git repos. Currently supported are: composer du, git pull, git switch, git fetch, git stash, composer install, composer install-nodev, composer update. the current git-hash is shown after the name of the repository.</text:span></text:p>
      <text:p text:style-name="P3"><text:span text:style-name="T13"/></text:p>
      <text:p text:style-name="P3"><text:span text:style-name="T14">Logs</text:span></text:p>
      <text:p text:style-name="P3"><text:span text:style-name="T15">shows the error logs, sorted by date desc.</text:span></text:p>
      <text:p text:style-name="P3"><text:span text:style-name="T15">The error-message is copied to clipboard if you click into the textarea.</text:span></text:p>
      <text:p text:style-name="P3"><text:span text:style-name="T15"/></text:p>
      <text:p text:style-name="P3"><text:span text:style-name="T16">Database(beta)</text:span></text:p>
      <text:p text:style-name="P3"><text:span text:style-name="T17">I downloaded and included adminer in this. The plan was that there will be a login-form, that is automatically filled out with the values of the corresponding .ini file of the ilias.<text:line-break/>sometimes it works, sometime it doesnt work</text:span></text:p>
      <text:p text:style-name="P3"><text:span text:style-name="T17"/></text:p>
      <text:p text:style-name="P3"><text:span text:style-name="T18">Large File Info<text:s/></text:span><text:span text:style-name="T19">should explain itself</text:span></text:p>
      <text:p text:style-name="P3"><text:span text:style-name="T19"/></text:p>
      <text:p text:style-name="P3"><text:span text:style-name="T20">Autopuller</text:span></text:p>
      <text:p text:style-name="P3"><text:span text:style-name="T21">Here are shell scripts, that one may copy-paste into a putty. The script sets up an ad-hoc CI/CD queue by constantly using git-pull(busy-wait).<text:line-break/>Good for last-minute Fixes on some Staging-System.</text:span></text:p>
      <text:p text:style-name="P3"><text:span text:style-name="T21"/></text:p>
      <text:p text:style-name="P3"><text:span text:style-name="T22">Installer</text:span></text:p>
      <text:p text:style-name="P3"><text:span text:style-name="T23">Here you may install / remove plugins from the ilias installation. I screenscraped the official wikilist, so every plugin should be in there. the search works with a strtolower on the git-url, so if you type in "git", you should find every entry in there.</text:span></text:p>
      <text:p text:style-name="P3"><text:span text:style-name="T23">Please make sure, that the plugin is not in any way active in ilias before deleting a plugin/skin as this may result in error!</text:span></text:p>
      <text:p text:style-name="P3"><text:span text:style-name="T23"/></text:p>
      <text:p text:style-name="P3"><text:span text:style-name="T24">plugins.csv</text:span></text:p>
      <text:p text:style-name="P3"><text:span text:style-name="T25">If you use phinghelper, this is an initial plugins.csv to start planning the deployment.</text:span></text:p>
      <text:p text:style-name="P3"><text:span text:style-name="T25"/></text:p>
      <text:p text:style-name="P3"><text:span text:style-name="T26">Updates(puller)</text:span></text:p>
      <text:p text:style-name="P3"><text:span text:style-name="T27">similar to Console, but shows the git-behind</text:span></text:p>
      <text:p text:style-name="P3"><text:span text:style-name="T27"/></text:p>
      <text:p text:style-name="P3"><text:span text:style-name="T28">About</text:span></text:p>
      <text:p text:style-name="P3"><text:span text:style-name="T29">shows the hash of the tool itself and if there are updates (see also "your own gitlab")</text:span></text:p>
      <text:p text:style-name="P3"><text:span text:style-name="T29"/></text:p>
      <text:p text:style-name="P3"><text:span text:style-name="T29"/></text:p>
      <text:p text:style-name="P3"><text:span text:style-name="T30">Security</text:span><text:span text:style-name="T31"/></text:p>
      <text:p text:style-name="P3"><text:span text:style-name="T32">Dev</text:span></text:p>
      <text:p text:style-name="P3"><text:span text:style-name="T33">One installation for multiple ilias-instances.</text:span></text:p>
      <text:p text:style-name="P3"><text:span text:style-name="T33">I installed my tool on the server using an obscure URL and edit the index.php file to switch it to the ilias i am working on.</text:span></text:p>
      <text:p text:style-name="P3"><text:span text:style-name="T33"/></text:p>
      <text:p text:style-name="P3"><text:span text:style-name="T34">Test/Staging/Prod</text:span></text:p>
      <text:p text:style-name="P3"><text:span text:style-name="T35">Run the webserver again as user: deploy<text:line-break/>(two instances running, www and deploy)</text:span></text:p>
      <text:p text:style-name="P3"><text:span text:style-name="T35">Run the webserver on port: 11111</text:span></text:p>
      <text:p text:style-name="P3"><text:span text:style-name="T35">Store the git password for the deploy-user</text:span></text:p>
      <text:p text:style-name="P3"><text:span text:style-name="T35">harden access to the port: 11111</text:span></text:p>
      <text:p text:style-name="P3"><text:span text:style-name="T35">One installation per ilias-Instance</text:span></text:p>
      <text:p text:style-name="P3"><text:span text:style-name="T35"/></text:p>
      <text:p text:style-name="P3"><text:span text:style-name="T35"/></text:p>
      <text:p text:style-name="P3"><text:span text:style-name="T36">Your own GitLab-List instead of the pre-defined List</text:span><text:span text:style-name="T37"/></text:p>
      <text:p text:style-name="P3"><text:span text:style-name="T37">download phinghelper</text:span></text:p>
      <text:p text:style-name="P3"><text:span text:style-name="T37">throw everything away but the spider</text:span></text:p>
      <text:p text:style-name="P3"><text:span text:style-name="T37">fork ilPluginAdmin</text:span></text:p>
      <text:p text:style-name="P3"><text:span text:style-name="T37">run spider and copy lib/gitdata.json to ilPluginAdmin/lib/phinghelper/gitdata.json</text:span></text:p>
      <text:p text:style-name="P3"><text:span text:style-name="T37">commit the changes to the forked repos(ilPluginAdmin may update itself via "about"-button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